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fo:font-size="11pt" style:font-size-asian="11pt" style:font-size-complex="11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a Django view? Difference between function-based view (FBV) and class-based view (CBV)?</text:p>
      <text:p text:style-name="P2"><text:span text:style-name="Strong_20_Emphasis"><text:span text:style-name="T1">Answer:</text:span></text:span><text:span text:style-name="T1"><text:line-break/>A </text:span><text:span text:style-name="Strong_20_Emphasis"><text:span text:style-name="T1">Django view</text:span></text:span><text:span text:style-name="T1"> is a Python function or class that receives a web request and returns a web response. The response can be HTML, JSON, a redirect, 404 error, etc. Views contain the logic of how data is processed and which template or response should be returned.</text:span></text:p>
      <text:list text:style-name="L1">
        <text:list-item>
          <text:p text:style-name="P3"><text:span text:style-name="Strong_20_Emphasis"><text:span text:style-name="T1">Function-Based View (FBV):</text:span></text:span></text:p>
          <text:list>
            <text:list-item>
              <text:p text:style-name="P4">A view is created using a normal Python function.</text:p>
            </text:list-item>
            <text:list-item>
              <text:p text:style-name="P4">It takes a request object and returns a response.</text:p>
            </text:list-item>
            <text:list-item>
              <text:p text:style-name="P4">Simple and easy to understand, especially for small projects.</text:p>
            </text:list-item>
          </text:list>
        </text:list-item>
        <text:list-item>
          <text:p text:style-name="P3"><text:span text:style-name="Strong_20_Emphasis"><text:span text:style-name="T1">Class-Based View (CBV):</text:span></text:span></text:p>
          <text:list>
            <text:list-item>
              <text:p text:style-name="P4">A view is created using Python classes.</text:p>
            </text:list-item>
            <text:list-item>
              <text:p text:style-name="P4">Supports inheritance, mixins, and code reusability.</text:p>
            </text:list-item>
            <text:list-item>
              <text:p text:style-name="P4">Better for complex applications where code needs to be modular and extensible.</text:p>
            </text:list-item>
          </text:list>
        </text:list-item>
      </text:list>
      <text:p text:style-name="P5"><text:span text:style-name="T2">Example</text:span> :</text:p>
      <text:p text:style-name="P6"># FBV</text:p>
      <text:p text:style-name="P7">def my_view(request):</text:p>
      <text:p text:style-name="P7"><text:s text:c="4"/>return HttpResponse("Hello, Function View")</text:p>
      <text:p text:style-name="P7"/>
      <text:p text:style-name="P6"># CBV</text:p>
      <text:p text:style-name="P7">from django.views import View</text:p>
      <text:p text:style-name="P7"/>
      <text:p text:style-name="P7">class MyView(View):</text:p>
      <text:p text:style-name="P7"><text:s text:c="4"/>def get(self, request):</text:p>
      <text:p text:style-name="P7"><text:s text:c="8"/>return HttpResponse("Hello, Class View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5-06-16T14:44:11.283074600</meta:creation-date>
    <meta:editing-duration>PT3M56S</meta:editing-duration>
    <meta:generator>LibreOffice/25.2.4.3$Windows_X86_64 LibreOffice_project/33e196637044ead23f5c3226cde09b47731f7e27</meta:generator>
    <dc:title>Carlito Default</dc:title>
    <dc:date>2025-06-16T14:49:13.115594700</dc:date>
    <meta:document-statistic meta:table-count="0" meta:image-count="0" meta:object-count="0" meta:page-count="1" meta:paragraph-count="19" meta:word-count="153" meta:character-count="956" meta:non-whitespace-character-count="81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